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kaydiaCove NF" svg:font-family="'CaskaydiaCove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2.58cm"/>
        </style:tab-stops>
      </style:paragraph-properties>
      <style:text-properties style:font-name="CaskaydiaCove NF"/>
    </style:style>
    <style:style style:name="P2" style:family="paragraph" style:parent-style-name="Standard">
      <style:paragraph-properties>
        <style:tab-stops>
          <style:tab-stop style:position="12.58cm"/>
        </style:tab-stops>
      </style:paragraph-properties>
      <style:text-properties style:font-name="CaskaydiaCove NF" officeooo:paragraph-rsid="00108dbd"/>
    </style:style>
    <style:style style:name="P3" style:family="paragraph" style:parent-style-name="Standard">
      <style:paragraph-properties fo:break-before="page">
        <style:tab-stops>
          <style:tab-stop style:position="12.58cm"/>
        </style:tab-stops>
      </style:paragraph-properties>
      <style:text-properties style:font-name="CaskaydiaCove NF" officeooo:paragraph-rsid="00108dbd"/>
    </style:style>
    <style:style style:name="P4" style:family="paragraph" style:parent-style-name="Standard">
      <style:paragraph-properties>
        <style:tab-stops>
          <style:tab-stop style:position="14.697cm"/>
        </style:tab-stops>
      </style:paragraph-properties>
      <style:text-properties style:font-name="CaskaydiaCove NF" officeooo:rsid="00108dbd" officeooo:paragraph-rsid="00108dbd"/>
    </style:style>
    <style:style style:name="P5" style:family="paragraph" style:parent-style-name="Standard">
      <style:paragraph-properties>
        <style:tab-stops>
          <style:tab-stop style:position="14.697cm"/>
        </style:tab-stops>
      </style:paragraph-properties>
      <style:text-properties style:font-name="CaskaydiaCove NF" officeooo:paragraph-rsid="00108dbd"/>
    </style:style>
    <style:style style:name="T1" style:family="text">
      <style:text-properties officeooo:rsid="000dd8e0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--------------------------------------------------+</text:p>
      <text:p text:style-name="P1">| <text:s text:c="6"/>Fraction <text:s text:c="5"/><text:tab/>|</text:p>
      <text:p text:style-name="P1">+--------------------------------------------------+</text:p>
      <text:p text:style-name="P1">| <text:span text:style-name="T1">+</text:span> <text:span text:style-name="T2">numberOfFractions: int</text:span><text:tab/>|</text:p>
      <text:p text:style-name="P1">| - numerator: int <text:s text:c="3"/><text:tab/>|<text:tab/></text:p>
      <text:p text:style-name="P1">| - denominator: int <text:tab/>|<text:tab/></text:p>
      <text:p text:style-name="P1">+--------------------------------------------------+</text:p>
      <text:p text:style-name="P1">| + Fraction(numerator: int, denominator: int) <text:tab/>|</text:p>
      <text:p text:style-name="P1">| + Fraction(f: Fraction) <text:tab/>|</text:p>
      <text:p text:style-name="P1">| + Fraction() <text:tab/>|</text:p>
      <text:p text:style-name="P1">+--------------------------------------------------+</text:p>
      <text:p text:style-name="P1">| + getNumerator(): int <text:tab/>|</text:p>
      <text:p text:style-name="P1">| + getDenominator(): int <text:tab/>|</text:p>
      <text:p text:style-name="P1">| + setNumerator(numerator: int): void <text:tab/>|</text:p>
      <text:p text:style-name="P1">| + setDenominator(denominator: int): void <text:tab/>|</text:p>
      <text:p text:style-name="P1">| + add(f: Fraction): void <text:tab/>|</text:p>
      <text:p text:style-name="P1">| + <text:span text:style-name="T2">add(f: Fraction, g: Fraction): Fraction</text:span><text:tab/>|</text:p>
      <text:p text:style-name="P1">| + equals(f: Fraction): boolean <text:tab/>|</text:p>
      <text:p text:style-name="P2">| + toString(): String <text:tab/>|</text:p>
      <text:p text:style-name="P2">+--------------------------------------------------+</text:p>
      <text:p text:style-name="P2"/>
      <text:p text:style-name="P2"/>
      <text:p text:style-name="P3"/>
      <text:p text:style-name="P5">+----------------------------------------------------------+</text:p>
      <text:p text:style-name="P5">| <text:s text:c="6"/>Fraction <text:s text:c="5"/><text:tab/>|</text:p>
      <text:p text:style-name="P5">+----------------------------------------------------------+</text:p>
      <text:p text:style-name="P5">| - <text:span text:style-name="T2">numberOfFractions: int (static)</text:span> <text:tab/>|</text:p>
      <text:p text:style-name="P5">| - numerator: int <text:s text:c="3"/><text:tab/>|</text:p>
      <text:p text:style-name="P5">| - denominator: int <text:s/><text:tab/>|</text:p>
      <text:p text:style-name="P5">+----------------------------------------------------------+</text:p>
      <text:p text:style-name="P5">| + Fraction(numerator: int, denominator: int) <text:tab/>|</text:p>
      <text:p text:style-name="P5">| + Fraction(f: Fraction) <text:tab/>|</text:p>
      <text:p text:style-name="P5">| + Fraction() <text:tab/>|</text:p>
      <text:p text:style-name="P4">|<text:tab/>|</text:p>
      <text:p text:style-name="P5">| + getNumerator(): int <text:tab/>|</text:p>
      <text:p text:style-name="P5">| + getDenominator(): int <text:tab/>|</text:p>
      <text:p text:style-name="P5">| + setNumerator(numerator: int): void <text:tab/>|</text:p>
      <text:p text:style-name="P5">| + setDenominator(denominator: int): void <text:tab/>|</text:p>
      <text:p text:style-name="P5">| + setValues(numerator: int, denominator: int): void <text:tab/>|</text:p>
      <text:p text:style-name="P5">| + <text:span text:style-name="T2">getNumberOfFractions(): int (static)</text:span> <text:tab/>|</text:p>
      <text:p text:style-name="P5">| + <text:span text:style-name="T2">setNumberOfFractions(numberOfFractions: int): void</text:span> <text:tab/>|</text:p>
      <text:p text:style-name="P5">| + add(f: Fraction): void <text:tab/>|</text:p>
      <text:p text:style-name="P5">| + negative(): void <text:tab/>|</text:p>
      <text:p text:style-name="P5">| + subtract(f: Fraction): void <text:tab/>|</text:p>
      <text:p text:style-name="P5">| + multiply(f: Fraction): void <text:tab/>|</text:p>
      <text:p text:style-name="P5">| + invert(): void <text:tab/>|</text:p>
      <text:p text:style-name="P5">| + divide(f: Fraction): void <text:tab/>|</text:p>
      <text:p text:style-name="P4">|<text:tab/>|<text:tab/></text:p>
      <text:p text:style-name="P5">| + <text:span text:style-name="T2">add(f: Fraction, g: Fraction): Fraction</text:span> <text:tab/>|</text:p>
      <text:p text:style-name="P5">| + <text:span text:style-name="T2">negative(f: Fraction): Fraction</text:span> <text:tab/>|</text:p>
      <text:p text:style-name="P5">| + <text:span text:style-name="T2">subtract(f: Fraction, g: Fraction): Fraction</text:span> <text:tab/>|</text:p>
      <text:p text:style-name="P5">| + <text:span text:style-name="T2">multiply(f: Fraction, g: Fraction): Fraction</text:span> <text:tab/>|</text:p>
      <text:p text:style-name="P5">| + <text:span text:style-name="T2">invert(f: Fraction): Fraction</text:span> <text:tab/>|</text:p>
      <text:p text:style-name="P5">| + <text:span text:style-name="T2">divide(f: Fraction, g: Fraction): Fraction</text:span> <text:tab/>|</text:p>
      <text:p text:style-name="P4">|<text:tab/>|<text:tab/></text:p>
      <text:p text:style-name="P5">| + equals(f: Fraction): boolean <text:tab/>|</text:p>
      <text:p text:style-name="P5">| + toString(): String <text:tab/>|</text:p>
      <text:p text:style-name="P5">+----------------------------------------------------------+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kaydiaCove NF" svg:font-family="'CaskaydiaCove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5:51:45.510650852</meta:creation-date>
    <dc:date>2024-10-29T16:04:03.821632904</dc:date>
    <meta:editing-duration>PT10M39S</meta:editing-duration>
    <meta:editing-cycles>4</meta:editing-cycles>
    <meta:generator>LibreOffice/24.2.6.2$Linux_X86_64 LibreOffice_project/420$Build-2</meta:generator>
    <meta:print-date>2024-10-29T15:56:48.500710604</meta:print-date>
    <meta:printed-by>PDF files</meta:printed-by>
    <meta:document-statistic meta:table-count="0" meta:image-count="0" meta:object-count="0" meta:page-count="2" meta:paragraph-count="55" meta:word-count="271" meta:character-count="1984" meta:non-whitespace-character-count="1703"/>
  </office:meta>
</office:document-meta>
</file>